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Protocolo de Comunicaçã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TIPO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</table:table-row>
        <table:table-row table:style-name="ro1">
          <table:table-cell office:value-type="string">
            <text:p>Motor FD</text:p>
          </table:table-cell>
          <table:table-cell office:value-type="string">
            <text:p>0x11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1">
          <table:table-cell office:value-type="string">
            <text:p>Motor FE</text:p>
          </table:table-cell>
          <table:table-cell office:value-type="string">
            <text:p>0x12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1">
          <table:table-cell office:value-type="string">
            <text:p>Motor TD</text:p>
          </table:table-cell>
          <table:table-cell office:value-type="string">
            <text:p>0x13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1">
          <table:table-cell office:value-type="string">
            <text:p>Motor TE</text:p>
          </table:table-cell>
          <table:table-cell office:value-type="string">
            <text:p>0x14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1">
          <table:table-cell office:value-type="string">
            <text:p>Motor Vassoura</text:p>
          </table:table-cell>
          <table:table-cell office:value-type="string">
            <text:p>0x15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1">
          <table:table-cell office:value-type="string">
            <text:p>Servo</text:p>
          </table:table-cell>
          <table:table-cell office:value-type="string">
            <text:p>0x16</text:p>
          </table:table-cell>
          <table:table-cell office:value-type="string">
            <text:p>velocidade</text:p>
          </table:table-cell>
          <table:table-cell table:number-columns-repeated="2"/>
        </table:table-row>
        <table:table-row table:style-name="ro1">
          <table:table-cell office:value-type="string">
            <text:p>Ultrassom</text:p>
          </table:table-cell>
          <table:table-cell office:value-type="string">
            <text:p>0x17</text:p>
          </table:table-cell>
          <table:table-cell office:value-type="string">
            <text:p>USD</text:p>
          </table:table-cell>
          <table:table-cell office:value-type="string">
            <text:p>USE</text:p>
          </table:table-cell>
          <table:table-cell office:value-type="string">
            <text:p>USC</text:p>
          </table:table-cell>
        </table:table-row>
        <table:table-row table:style-name="ro3">
          <table:table-cell office:value-type="string">
            <text:p>Botão Ativação</text:p>
          </table:table-cell>
          <table:table-cell office:value-type="string">
            <text:p>0x18</text:p>
          </table:table-cell>
          <table:table-cell office:value-type="string">
            <text:p>On/Off</text:p>
          </table:table-cell>
          <table:table-cell table:number-columns-repeated="2"/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 </meta:initial-creator>
    <meta:creation-date>2013-10-11T19:02:37</meta:creation-date>
    <dc:date>2013-10-11T19:11:18</dc:date>
    <dc:creator>pet </dc:creator>
    <meta:editing-duration>P0D</meta:editing-duration>
    <meta:editing-cycles>1</meta:editing-cycles>
    <meta:document-statistic meta:table-count="3" meta:cell-count="37" meta:object-count="0"/>
    <meta:generator>LibreOffice/3.5$Linux_X86_64 LibreOffice_project/350m1$Build-2</meta:generator>
  </office:meta>
</office:document-meta>
</file>